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406.26pt"/>
    </style:style>
    <style:style style:name="co5" style:family="table-column">
      <style:table-column-properties fo:break-before="auto" style:column-width="432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B19113H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Median family income in the past 12 months (in 2005 inflation-adjusted dollars)</text:p>
          </table:table-cell>
          <table:table-cell office:value-type="string" calcext:value-type="string">
            <text:p>Margin of Error; Median family income in the past 12 months (in 2005 inflation-adjusted dollars)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49021" calcext:value-type="float">
            <text:p>49021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47973" calcext:value-type="float">
            <text:p>47973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44168" calcext:value-type="float">
            <text:p>44168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37761" calcext:value-type="float">
            <text:p>37761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58924" calcext:value-type="float">
            <text:p>5892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43362" calcext:value-type="float">
            <text:p>43362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56829" calcext:value-type="float">
            <text:p>56829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66235" calcext:value-type="float">
            <text:p>66235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45245" calcext:value-type="float">
            <text:p>45245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57942" calcext:value-type="float">
            <text:p>57942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49424" calcext:value-type="float">
            <text:p>4942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73596" calcext:value-type="float">
            <text:p>73596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47490" calcext:value-type="float">
            <text:p>47490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53184" calcext:value-type="float">
            <text:p>5318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73947" calcext:value-type="float">
            <text:p>73947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53916" calcext:value-type="float">
            <text:p>53916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57346" calcext:value-type="float">
            <text:p>5734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74539" calcext:value-type="float">
            <text:p>74539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43427" calcext:value-type="float">
            <text:p>43427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55964" calcext:value-type="float">
            <text:p>55964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41838" calcext:value-type="float">
            <text:p>41838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83654" calcext:value-type="float">
            <text:p>83654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70840" calcext:value-type="float">
            <text:p>70840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62974" calcext:value-type="float">
            <text:p>62974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45998" calcext:value-type="float">
            <text:p>45998</text:p>
          </table:table-cell>
          <table:table-cell office:value-type="float" office:value="19277" calcext:value-type="float">
            <text:p>19277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50607" calcext:value-type="float">
            <text:p>50607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65905" calcext:value-type="float">
            <text:p>65905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67900" calcext:value-type="float">
            <text:p>6790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43521" calcext:value-type="float">
            <text:p>43521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53282" calcext:value-type="float">
            <text:p>53282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57712" calcext:value-type="float">
            <text:p>57712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50615" calcext:value-type="float">
            <text:p>50615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50515" calcext:value-type="float">
            <text:p>50515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44345" calcext:value-type="float">
            <text:p>44345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55908" calcext:value-type="float">
            <text:p>55908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48864" calcext:value-type="float">
            <text:p>48864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55923" calcext:value-type="float">
            <text:p>55923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45900" calcext:value-type="float">
            <text:p>45900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51662" calcext:value-type="float">
            <text:p>51662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68419" calcext:value-type="float">
            <text:p>68419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57025" calcext:value-type="float">
            <text:p>57025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47479" calcext:value-type="float">
            <text:p>47479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51843" calcext:value-type="float">
            <text:p>51843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42516" calcext:value-type="float">
            <text:p>42516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92847" calcext:value-type="float">
            <text:p>92847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52911" calcext:value-type="float">
            <text:p>52911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96914" calcext:value-type="float">
            <text:p>96914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78271" calcext:value-type="float">
            <text:p>78271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65917" calcext:value-type="float">
            <text:p>65917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56479" calcext:value-type="float">
            <text:p>56479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63499" calcext:value-type="float">
            <text:p>63499</text:p>
          </table:table-cell>
          <table:table-cell office:value-type="float" office:value="18064" calcext:value-type="float">
            <text:p>18064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63312" calcext:value-type="float">
            <text:p>63312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52310" calcext:value-type="float">
            <text:p>52310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52348" calcext:value-type="float">
            <text:p>52348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82260" calcext:value-type="float">
            <text:p>8226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64452" calcext:value-type="float">
            <text:p>64452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11565" calcext:value-type="float">
            <text:p>111565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52060" calcext:value-type="float">
            <text:p>5206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61613" calcext:value-type="float">
            <text:p>61613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89579" calcext:value-type="float">
            <text:p>89579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76304" calcext:value-type="float">
            <text:p>76304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63016" calcext:value-type="float">
            <text:p>63016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3022" calcext:value-type="float">
            <text:p>93022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75558" calcext:value-type="float">
            <text:p>75558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69647" calcext:value-type="float">
            <text:p>6964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68291" calcext:value-type="float">
            <text:p>68291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66883" calcext:value-type="float">
            <text:p>66883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81066" calcext:value-type="float">
            <text:p>81066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08177" calcext:value-type="float">
            <text:p>108177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71323" calcext:value-type="float">
            <text:p>71323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63299" calcext:value-type="float">
            <text:p>63299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05379" calcext:value-type="float">
            <text:p>105379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84641" calcext:value-type="float">
            <text:p>84641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08895" calcext:value-type="float">
            <text:p>108895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90543" calcext:value-type="float">
            <text:p>90543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52661" calcext:value-type="float">
            <text:p>52661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80891" calcext:value-type="float">
            <text:p>80891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78003" calcext:value-type="float">
            <text:p>78003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61480" calcext:value-type="float">
            <text:p>61480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62806" calcext:value-type="float">
            <text:p>62806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53824" calcext:value-type="float">
            <text:p>53824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91715" calcext:value-type="float">
            <text:p>91715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76263" calcext:value-type="float">
            <text:p>76263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47033" calcext:value-type="float">
            <text:p>47033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65974" calcext:value-type="float">
            <text:p>6597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75821" calcext:value-type="float">
            <text:p>7582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88526" calcext:value-type="float">
            <text:p>88526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76882" calcext:value-type="float">
            <text:p>76882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01850" calcext:value-type="float">
            <text:p>101850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68610" calcext:value-type="float">
            <text:p>68610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77672" calcext:value-type="float">
            <text:p>77672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67680" calcext:value-type="float">
            <text:p>6768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48363" calcext:value-type="float">
            <text:p>4836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55781" calcext:value-type="float">
            <text:p>55781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65431" calcext:value-type="float">
            <text:p>65431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03536" calcext:value-type="float">
            <text:p>10353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81834" calcext:value-type="float">
            <text:p>8183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75981" calcext:value-type="float">
            <text:p>75981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84529" calcext:value-type="float">
            <text:p>84529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77904" calcext:value-type="float">
            <text:p>7790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74178" calcext:value-type="float">
            <text:p>74178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86814" calcext:value-type="float">
            <text:p>86814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60579" calcext:value-type="float">
            <text:p>60579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60958" calcext:value-type="float">
            <text:p>60958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81872" calcext:value-type="float">
            <text:p>81872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51643" calcext:value-type="float">
            <text:p>51643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46930" calcext:value-type="float">
            <text:p>146930</text:p>
          </table:table-cell>
          <table:table-cell office:value-type="float" office:value="14539" calcext:value-type="float">
            <text:p>14539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61069" calcext:value-type="float">
            <text:p>61069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50853" calcext:value-type="float">
            <text:p>50853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54981" calcext:value-type="float">
            <text:p>54981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67403" calcext:value-type="float">
            <text:p>6740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48887" calcext:value-type="float">
            <text:p>48887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40980" calcext:value-type="float">
            <text:p>4098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65361" calcext:value-type="float">
            <text:p>65361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70911" calcext:value-type="float">
            <text:p>70911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62186" calcext:value-type="float">
            <text:p>62186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53157" calcext:value-type="float">
            <text:p>53157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47494" calcext:value-type="float">
            <text:p>4749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46596" calcext:value-type="float">
            <text:p>46596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41832" calcext:value-type="float">
            <text:p>41832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66249" calcext:value-type="float">
            <text:p>66249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55233" calcext:value-type="float">
            <text:p>55233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47425" calcext:value-type="float">
            <text:p>4742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57757" calcext:value-type="float">
            <text:p>5775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73552" calcext:value-type="float">
            <text:p>73552</text:p>
          </table:table-cell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57408" calcext:value-type="float">
            <text:p>5740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41422" calcext:value-type="float">
            <text:p>4142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59686" calcext:value-type="float">
            <text:p>59686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74391" calcext:value-type="float">
            <text:p>74391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66100" calcext:value-type="float">
            <text:p>66100</text:p>
          </table:table-cell>
          <table:table-cell office:value-type="float" office:value="13205" calcext:value-type="float">
            <text:p>13205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67053" calcext:value-type="float">
            <text:p>67053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66838" calcext:value-type="float">
            <text:p>6683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56199" calcext:value-type="float">
            <text:p>56199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68266" calcext:value-type="float">
            <text:p>6826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47322" calcext:value-type="float">
            <text:p>47322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55862" calcext:value-type="float">
            <text:p>55862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48923" calcext:value-type="float">
            <text:p>489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37630" calcext:value-type="float">
            <text:p>37630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72805" calcext:value-type="float">
            <text:p>7280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53007" calcext:value-type="float">
            <text:p>53007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55127" calcext:value-type="float">
            <text:p>55127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57740" calcext:value-type="float">
            <text:p>57740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70675" calcext:value-type="float">
            <text:p>70675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50087" calcext:value-type="float">
            <text:p>50087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56401" calcext:value-type="float">
            <text:p>56401</text:p>
          </table:table-cell>
          <table:table-cell office:value-type="float" office:value="9804" calcext:value-type="float">
            <text:p>9804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68500" calcext:value-type="float">
            <text:p>68500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58931" calcext:value-type="float">
            <text:p>58931</text:p>
          </table:table-cell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66116" calcext:value-type="float">
            <text:p>66116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73324" calcext:value-type="float">
            <text:p>73324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57138" calcext:value-type="float">
            <text:p>57138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55703" calcext:value-type="float">
            <text:p>55703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88469" calcext:value-type="float">
            <text:p>88469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73273" calcext:value-type="float">
            <text:p>73273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68741" calcext:value-type="float">
            <text:p>68741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93760" calcext:value-type="float">
            <text:p>93760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61694" calcext:value-type="float">
            <text:p>61694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62250" calcext:value-type="float">
            <text:p>62250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87972" calcext:value-type="float">
            <text:p>87972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48408" calcext:value-type="float">
            <text:p>4840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90572" calcext:value-type="float">
            <text:p>90572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06432" calcext:value-type="float">
            <text:p>106432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59903" calcext:value-type="float">
            <text:p>59903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80501" calcext:value-type="float">
            <text:p>80501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59116" calcext:value-type="float">
            <text:p>59116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65583" calcext:value-type="float">
            <text:p>65583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63128" calcext:value-type="float">
            <text:p>63128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61366" calcext:value-type="float">
            <text:p>61366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56606" calcext:value-type="float">
            <text:p>56606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60269" calcext:value-type="float">
            <text:p>60269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61904" calcext:value-type="float">
            <text:p>61904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49973" calcext:value-type="float">
            <text:p>4997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64726" calcext:value-type="float">
            <text:p>64726</text:p>
          </table:table-cell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58635" calcext:value-type="float">
            <text:p>58635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51612" calcext:value-type="float">
            <text:p>51612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58583" calcext:value-type="float">
            <text:p>58583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78167" calcext:value-type="float">
            <text:p>78167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68231" calcext:value-type="float">
            <text:p>68231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62599" calcext:value-type="float">
            <text:p>62599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48070" calcext:value-type="float">
            <text:p>48070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55703" calcext:value-type="float">
            <text:p>55703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53007" calcext:value-type="float">
            <text:p>53007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46871" calcext:value-type="float">
            <text:p>46871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45043" calcext:value-type="float">
            <text:p>4504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54866" calcext:value-type="float">
            <text:p>54866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68178" calcext:value-type="float">
            <text:p>68178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78912" calcext:value-type="float">
            <text:p>7891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68383" calcext:value-type="float">
            <text:p>6838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89211" calcext:value-type="float">
            <text:p>89211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88371" calcext:value-type="float">
            <text:p>88371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61902" calcext:value-type="float">
            <text:p>61902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84262" calcext:value-type="float">
            <text:p>84262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93163" calcext:value-type="float">
            <text:p>93163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55106" calcext:value-type="float">
            <text:p>55106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82745" calcext:value-type="float">
            <text:p>82745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70572" calcext:value-type="float">
            <text:p>70572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56325" calcext:value-type="float">
            <text:p>56325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59533" calcext:value-type="float">
            <text:p>5953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63947" calcext:value-type="float">
            <text:p>63947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54116" calcext:value-type="float">
            <text:p>5411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63355" calcext:value-type="float">
            <text:p>63355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62384" calcext:value-type="float">
            <text:p>62384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55324" calcext:value-type="float">
            <text:p>55324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45361" calcext:value-type="float">
            <text:p>45361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80553" calcext:value-type="float">
            <text:p>8055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57458" calcext:value-type="float">
            <text:p>57458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61139" calcext:value-type="float">
            <text:p>61139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52782" calcext:value-type="float">
            <text:p>52782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55877" calcext:value-type="float">
            <text:p>55877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43084" calcext:value-type="float">
            <text:p>43084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56072" calcext:value-type="float">
            <text:p>56072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60636" calcext:value-type="float">
            <text:p>60636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44368" calcext:value-type="float">
            <text:p>44368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90568" calcext:value-type="float">
            <text:p>90568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68656" calcext:value-type="float">
            <text:p>68656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55185" calcext:value-type="float">
            <text:p>55185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64274" calcext:value-type="float">
            <text:p>64274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54624" calcext:value-type="float">
            <text:p>54624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62498" calcext:value-type="float">
            <text:p>62498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58803" calcext:value-type="float">
            <text:p>58803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55135" calcext:value-type="float">
            <text:p>55135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60544" calcext:value-type="float">
            <text:p>60544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53303" calcext:value-type="float">
            <text:p>53303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55677" calcext:value-type="float">
            <text:p>55677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67854" calcext:value-type="float">
            <text:p>67854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60010" calcext:value-type="float">
            <text:p>60010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59362" calcext:value-type="float">
            <text:p>59362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55599" calcext:value-type="float">
            <text:p>55599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46577" calcext:value-type="float">
            <text:p>46577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48056" calcext:value-type="float">
            <text:p>48056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53472" calcext:value-type="float">
            <text:p>53472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57168" calcext:value-type="float">
            <text:p>57168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64545" calcext:value-type="float">
            <text:p>64545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61754" calcext:value-type="float">
            <text:p>61754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66754" calcext:value-type="float">
            <text:p>66754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54688" calcext:value-type="float">
            <text:p>54688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63423" calcext:value-type="float">
            <text:p>63423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66742" calcext:value-type="float">
            <text:p>66742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54089" calcext:value-type="float">
            <text:p>54089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60595" calcext:value-type="float">
            <text:p>60595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84463" calcext:value-type="float">
            <text:p>8446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65392" calcext:value-type="float">
            <text:p>65392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57427" calcext:value-type="float">
            <text:p>57427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61782" calcext:value-type="float">
            <text:p>61782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54831" calcext:value-type="float">
            <text:p>54831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67954" calcext:value-type="float">
            <text:p>67954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54001" calcext:value-type="float">
            <text:p>54001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62785" calcext:value-type="float">
            <text:p>62785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42253" calcext:value-type="float">
            <text:p>42253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47488" calcext:value-type="float">
            <text:p>47488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65708" calcext:value-type="float">
            <text:p>65708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50858" calcext:value-type="float">
            <text:p>50858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60329" calcext:value-type="float">
            <text:p>60329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59522" calcext:value-type="float">
            <text:p>59522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46677" calcext:value-type="float">
            <text:p>46677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39477" calcext:value-type="float">
            <text:p>3947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53593" calcext:value-type="float">
            <text:p>53593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64344" calcext:value-type="float">
            <text:p>64344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61196" calcext:value-type="float">
            <text:p>61196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57251" calcext:value-type="float">
            <text:p>57251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49234" calcext:value-type="float">
            <text:p>49234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75274" calcext:value-type="float">
            <text:p>75274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55469" calcext:value-type="float">
            <text:p>55469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63329" calcext:value-type="float">
            <text:p>63329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59130" calcext:value-type="float">
            <text:p>5913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51457" calcext:value-type="float">
            <text:p>51457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55424" calcext:value-type="float">
            <text:p>55424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82028" calcext:value-type="float">
            <text:p>82028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53212" calcext:value-type="float">
            <text:p>53212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51557" calcext:value-type="float">
            <text:p>51557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0500000US22087</text:p>
          </table:table-cell>
          <table:table-cell office:value-type="float" office:value="22087" calcext:value-type="float">
            <text:p>22087</text:p>
          </table:table-cell>
          <table:table-cell office:value-type="string" calcext:value-type="string">
            <text:p>St. Bernard Parish, Louisiana</text:p>
          </table:table-cell>
          <table:table-cell office:value-type="float" office:value="51176" calcext:value-type="float">
            <text:p>51176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45875" calcext:value-type="float">
            <text:p>45875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66353" calcext:value-type="float">
            <text:p>66353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50088" calcext:value-type="float">
            <text:p>50088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56022" calcext:value-type="float">
            <text:p>56022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50697" calcext:value-type="float">
            <text:p>50697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42909" calcext:value-type="float">
            <text:p>42909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64976" calcext:value-type="float">
            <text:p>64976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53455" calcext:value-type="float">
            <text:p>53455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51441" calcext:value-type="float">
            <text:p>51441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60537" calcext:value-type="float">
            <text:p>60537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41470" calcext:value-type="float">
            <text:p>41470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89399" calcext:value-type="float">
            <text:p>89399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75105" calcext:value-type="float">
            <text:p>75105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98524" calcext:value-type="float">
            <text:p>98524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83964" calcext:value-type="float">
            <text:p>83964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67366" calcext:value-type="float">
            <text:p>67366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83227" calcext:value-type="float">
            <text:p>83227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8289" calcext:value-type="float">
            <text:p>8828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77868" calcext:value-type="float">
            <text:p>77868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09175" calcext:value-type="float">
            <text:p>109175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120091" calcext:value-type="float">
            <text:p>120091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87196" calcext:value-type="float">
            <text:p>87196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81611" calcext:value-type="float">
            <text:p>81611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57350" calcext:value-type="float">
            <text:p>57350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62207" calcext:value-type="float">
            <text:p>62207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64952" calcext:value-type="float">
            <text:p>64952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68904" calcext:value-type="float">
            <text:p>68904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60350" calcext:value-type="float">
            <text:p>6035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67961" calcext:value-type="float">
            <text:p>67961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81837" calcext:value-type="float">
            <text:p>81837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59873" calcext:value-type="float">
            <text:p>59873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66208" calcext:value-type="float">
            <text:p>66208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66127" calcext:value-type="float">
            <text:p>6612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89322" calcext:value-type="float">
            <text:p>89322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88716" calcext:value-type="float">
            <text:p>8871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82289" calcext:value-type="float">
            <text:p>82289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71123" calcext:value-type="float">
            <text:p>7112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72741" calcext:value-type="float">
            <text:p>72741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52998" calcext:value-type="float">
            <text:p>52998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52365" calcext:value-type="float">
            <text:p>52365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55934" calcext:value-type="float">
            <text:p>55934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51864" calcext:value-type="float">
            <text:p>5186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69387" calcext:value-type="float">
            <text:p>69387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59993" calcext:value-type="float">
            <text:p>59993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58128" calcext:value-type="float">
            <text:p>58128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60899" calcext:value-type="float">
            <text:p>60899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64312" calcext:value-type="float">
            <text:p>64312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48007" calcext:value-type="float">
            <text:p>48007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57609" calcext:value-type="float">
            <text:p>57609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61896" calcext:value-type="float">
            <text:p>61896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63715" calcext:value-type="float">
            <text:p>6371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59847" calcext:value-type="float">
            <text:p>5984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55991" calcext:value-type="float">
            <text:p>55991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85378" calcext:value-type="float">
            <text:p>85378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66016" calcext:value-type="float">
            <text:p>66016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58693" calcext:value-type="float">
            <text:p>58693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66347" calcext:value-type="float">
            <text:p>66347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54389" calcext:value-type="float">
            <text:p>54389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84585" calcext:value-type="float">
            <text:p>84585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67006" calcext:value-type="float">
            <text:p>6700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56506" calcext:value-type="float">
            <text:p>56506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59742" calcext:value-type="float">
            <text:p>59742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52104" calcext:value-type="float">
            <text:p>52104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51651" calcext:value-type="float">
            <text:p>51651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82190" calcext:value-type="float">
            <text:p>82190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62859" calcext:value-type="float">
            <text:p>62859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72038" calcext:value-type="float">
            <text:p>7203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85944" calcext:value-type="float">
            <text:p>85944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81619" calcext:value-type="float">
            <text:p>81619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82266" calcext:value-type="float">
            <text:p>82266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72887" calcext:value-type="float">
            <text:p>72887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73013" calcext:value-type="float">
            <text:p>73013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53135" calcext:value-type="float">
            <text:p>53135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87038" calcext:value-type="float">
            <text:p>8703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69810" calcext:value-type="float">
            <text:p>69810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58305" calcext:value-type="float">
            <text:p>58305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84020" calcext:value-type="float">
            <text:p>84020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69304" calcext:value-type="float">
            <text:p>69304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58695" calcext:value-type="float">
            <text:p>58695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49902" calcext:value-type="float">
            <text:p>49902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51214" calcext:value-type="float">
            <text:p>51214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68079" calcext:value-type="float">
            <text:p>68079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51512" calcext:value-type="float">
            <text:p>51512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39143" calcext:value-type="float">
            <text:p>39143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60963" calcext:value-type="float">
            <text:p>60963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57478" calcext:value-type="float">
            <text:p>57478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83326" calcext:value-type="float">
            <text:p>83326</text:p>
          </table:table-cell>
          <table:table-cell office:value-type="float" office:value="13969" calcext:value-type="float">
            <text:p>13969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59599" calcext:value-type="float">
            <text:p>59599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57704" calcext:value-type="float">
            <text:p>57704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49138" calcext:value-type="float">
            <text:p>49138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48988" calcext:value-type="float">
            <text:p>48988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63374" calcext:value-type="float">
            <text:p>63374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53055" calcext:value-type="float">
            <text:p>53055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63201" calcext:value-type="float">
            <text:p>6320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64355" calcext:value-type="float">
            <text:p>64355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52240" calcext:value-type="float">
            <text:p>5224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51473" calcext:value-type="float">
            <text:p>51473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63003" calcext:value-type="float">
            <text:p>63003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41410" calcext:value-type="float">
            <text:p>4141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59874" calcext:value-type="float">
            <text:p>59874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77472" calcext:value-type="float">
            <text:p>77472</text:p>
          </table:table-cell>
          <table:table-cell office:value-type="float" office:value="8412" calcext:value-type="float">
            <text:p>8412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74988" calcext:value-type="float">
            <text:p>74988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79988" calcext:value-type="float">
            <text:p>79988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51236" calcext:value-type="float">
            <text:p>51236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49342" calcext:value-type="float">
            <text:p>49342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44765" calcext:value-type="float">
            <text:p>44765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55904" calcext:value-type="float">
            <text:p>55904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51547" calcext:value-type="float">
            <text:p>51547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53033" calcext:value-type="float">
            <text:p>53033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68879" calcext:value-type="float">
            <text:p>68879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62754" calcext:value-type="float">
            <text:p>62754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72875" calcext:value-type="float">
            <text:p>72875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66218" calcext:value-type="float">
            <text:p>6621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67261" calcext:value-type="float">
            <text:p>67261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62146" calcext:value-type="float">
            <text:p>62146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58585" calcext:value-type="float">
            <text:p>58585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74706" calcext:value-type="float">
            <text:p>74706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66671" calcext:value-type="float">
            <text:p>66671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76071" calcext:value-type="float">
            <text:p>76071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62014" calcext:value-type="float">
            <text:p>62014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69459" calcext:value-type="float">
            <text:p>69459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95899" calcext:value-type="float">
            <text:p>95899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84475" calcext:value-type="float">
            <text:p>8447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76982" calcext:value-type="float">
            <text:p>76982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62072" calcext:value-type="float">
            <text:p>62072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64759" calcext:value-type="float">
            <text:p>64759</text:p>
          </table:table-cell>
          <table:table-cell office:value-type="float" office:value="7415" calcext:value-type="float">
            <text:p>7415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96731" calcext:value-type="float">
            <text:p>9673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79482" calcext:value-type="float">
            <text:p>79482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72008" calcext:value-type="float">
            <text:p>72008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107694" calcext:value-type="float">
            <text:p>107694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94795" calcext:value-type="float">
            <text:p>94795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83395" calcext:value-type="float">
            <text:p>83395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98614" calcext:value-type="float">
            <text:p>9861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05964" calcext:value-type="float">
            <text:p>105964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65982" calcext:value-type="float">
            <text:p>65982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79471" calcext:value-type="float">
            <text:p>79471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68174" calcext:value-type="float">
            <text:p>68174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10173" calcext:value-type="float">
            <text:p>110173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89569" calcext:value-type="float">
            <text:p>89569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96821" calcext:value-type="float">
            <text:p>96821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75883" calcext:value-type="float">
            <text:p>75883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69612" calcext:value-type="float">
            <text:p>69612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47332" calcext:value-type="float">
            <text:p>47332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6250" calcext:value-type="float">
            <text:p>56250</text:p>
          </table:table-cell>
          <table:table-cell office:value-type="float" office:value="23416" calcext:value-type="float">
            <text:p>23416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60938" calcext:value-type="float">
            <text:p>60938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5256" calcext:value-type="float">
            <text:p>55256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75773" calcext:value-type="float">
            <text:p>75773</text:p>
          </table:table-cell>
          <table:table-cell office:value-type="float" office:value="13174" calcext:value-type="float">
            <text:p>13174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55030" calcext:value-type="float">
            <text:p>5503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72119" calcext:value-type="float">
            <text:p>72119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58434" calcext:value-type="float">
            <text:p>58434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49295" calcext:value-type="float">
            <text:p>49295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45252" calcext:value-type="float">
            <text:p>4525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51486" calcext:value-type="float">
            <text:p>51486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47364" calcext:value-type="float">
            <text:p>47364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48006" calcext:value-type="float">
            <text:p>4800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55273" calcext:value-type="float">
            <text:p>55273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77517" calcext:value-type="float">
            <text:p>77517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62323" calcext:value-type="float">
            <text:p>62323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48489" calcext:value-type="float">
            <text:p>4848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56431" calcext:value-type="float">
            <text:p>56431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51795" calcext:value-type="float">
            <text:p>51795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65923" calcext:value-type="float">
            <text:p>6592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97990" calcext:value-type="float">
            <text:p>97990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50983" calcext:value-type="float">
            <text:p>150983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56177" calcext:value-type="float">
            <text:p>56177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51620" calcext:value-type="float">
            <text:p>51620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64131" calcext:value-type="float">
            <text:p>6413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60911" calcext:value-type="float">
            <text:p>60911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75919" calcext:value-type="float">
            <text:p>75919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48750" calcext:value-type="float">
            <text:p>48750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91844" calcext:value-type="float">
            <text:p>91844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66175" calcext:value-type="float">
            <text:p>66175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61966" calcext:value-type="float">
            <text:p>61966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79371" calcext:value-type="float">
            <text:p>79371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94879" calcext:value-type="float">
            <text:p>94879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46778" calcext:value-type="float">
            <text:p>46778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70569" calcext:value-type="float">
            <text:p>70569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58333" calcext:value-type="float">
            <text:p>58333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46550" calcext:value-type="float">
            <text:p>46550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91343" calcext:value-type="float">
            <text:p>91343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60107" calcext:value-type="float">
            <text:p>60107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64190" calcext:value-type="float">
            <text:p>64190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61569" calcext:value-type="float">
            <text:p>61569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59311" calcext:value-type="float">
            <text:p>59311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61570" calcext:value-type="float">
            <text:p>61570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112234" calcext:value-type="float">
            <text:p>112234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56125" calcext:value-type="float">
            <text:p>56125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48040" calcext:value-type="float">
            <text:p>48040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52242" calcext:value-type="float">
            <text:p>52242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41927" calcext:value-type="float">
            <text:p>41927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63610" calcext:value-type="float">
            <text:p>63610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44557" calcext:value-type="float">
            <text:p>44557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55558" calcext:value-type="float">
            <text:p>55558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45272" calcext:value-type="float">
            <text:p>45272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58296" calcext:value-type="float">
            <text:p>58296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52307" calcext:value-type="float">
            <text:p>52307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49267" calcext:value-type="float">
            <text:p>49267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80581" calcext:value-type="float">
            <text:p>80581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64693" calcext:value-type="float">
            <text:p>64693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48080" calcext:value-type="float">
            <text:p>48080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68995" calcext:value-type="float">
            <text:p>6899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51665" calcext:value-type="float">
            <text:p>51665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47649" calcext:value-type="float">
            <text:p>47649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52392" calcext:value-type="float">
            <text:p>52392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56860" calcext:value-type="float">
            <text:p>56860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52737" calcext:value-type="float">
            <text:p>52737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86082" calcext:value-type="float">
            <text:p>86082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51885" calcext:value-type="float">
            <text:p>51885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59592" calcext:value-type="float">
            <text:p>59592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66515" calcext:value-type="float">
            <text:p>66515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47486" calcext:value-type="float">
            <text:p>47486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83849" calcext:value-type="float">
            <text:p>83849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57622" calcext:value-type="float">
            <text:p>57622</text:p>
          </table:table-cell>
          <table:table-cell office:value-type="float" office:value="8002" calcext:value-type="float">
            <text:p>8002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46272" calcext:value-type="float">
            <text:p>46272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44487" calcext:value-type="float">
            <text:p>44487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46958" calcext:value-type="float">
            <text:p>46958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51000" calcext:value-type="float">
            <text:p>51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41582" calcext:value-type="float">
            <text:p>41582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61736" calcext:value-type="float">
            <text:p>61736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89358" calcext:value-type="float">
            <text:p>89358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52003" calcext:value-type="float">
            <text:p>52003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41496" calcext:value-type="float">
            <text:p>41496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56597" calcext:value-type="float">
            <text:p>56597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60060" calcext:value-type="float">
            <text:p>60060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59613" calcext:value-type="float">
            <text:p>59613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58026" calcext:value-type="float">
            <text:p>58026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53139" calcext:value-type="float">
            <text:p>53139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46616" calcext:value-type="float">
            <text:p>46616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45207" calcext:value-type="float">
            <text:p>45207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59751" calcext:value-type="float">
            <text:p>59751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50832" calcext:value-type="float">
            <text:p>50832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59841" calcext:value-type="float">
            <text:p>59841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45371" calcext:value-type="float">
            <text:p>45371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64048" calcext:value-type="float">
            <text:p>64048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86991" calcext:value-type="float">
            <text:p>8699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53175" calcext:value-type="float">
            <text:p>53175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62074" calcext:value-type="float">
            <text:p>62074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64182" calcext:value-type="float">
            <text:p>64182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82154" calcext:value-type="float">
            <text:p>82154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69170" calcext:value-type="float">
            <text:p>6917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67695" calcext:value-type="float">
            <text:p>6769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56653" calcext:value-type="float">
            <text:p>56653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47042" calcext:value-type="float">
            <text:p>47042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60183" calcext:value-type="float">
            <text:p>60183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60985" calcext:value-type="float">
            <text:p>60985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63110" calcext:value-type="float">
            <text:p>63110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60104" calcext:value-type="float">
            <text:p>60104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54187" calcext:value-type="float">
            <text:p>54187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44644" calcext:value-type="float">
            <text:p>4464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70672" calcext:value-type="float">
            <text:p>70672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56816" calcext:value-type="float">
            <text:p>5681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57797" calcext:value-type="float">
            <text:p>57797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46150" calcext:value-type="float">
            <text:p>46150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62911" calcext:value-type="float">
            <text:p>62911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52210" calcext:value-type="float">
            <text:p>52210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45981" calcext:value-type="float">
            <text:p>45981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37101" calcext:value-type="float">
            <text:p>37101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52849" calcext:value-type="float">
            <text:p>52849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60866" calcext:value-type="float">
            <text:p>60866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51218" calcext:value-type="float">
            <text:p>51218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46218" calcext:value-type="float">
            <text:p>46218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71817" calcext:value-type="float">
            <text:p>71817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53907" calcext:value-type="float">
            <text:p>53907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61454" calcext:value-type="float">
            <text:p>61454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62891" calcext:value-type="float">
            <text:p>62891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60094" calcext:value-type="float">
            <text:p>60094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52921" calcext:value-type="float">
            <text:p>52921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48079" calcext:value-type="float">
            <text:p>4807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43052" calcext:value-type="float">
            <text:p>43052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55540" calcext:value-type="float">
            <text:p>5554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48681" calcext:value-type="float">
            <text:p>48681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40426" calcext:value-type="float">
            <text:p>40426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61712" calcext:value-type="float">
            <text:p>61712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56860" calcext:value-type="float">
            <text:p>5686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71023" calcext:value-type="float">
            <text:p>71023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69637" calcext:value-type="float">
            <text:p>69637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56962" calcext:value-type="float">
            <text:p>5696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44092" calcext:value-type="float">
            <text:p>44092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51546" calcext:value-type="float">
            <text:p>51546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39414" calcext:value-type="float">
            <text:p>39414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42630" calcext:value-type="float">
            <text:p>42630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50366" calcext:value-type="float">
            <text:p>50366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49207" calcext:value-type="float">
            <text:p>49207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56179" calcext:value-type="float">
            <text:p>56179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61578" calcext:value-type="float">
            <text:p>61578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53764" calcext:value-type="float">
            <text:p>53764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47170" calcext:value-type="float">
            <text:p>47170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69909" calcext:value-type="float">
            <text:p>69909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55365" calcext:value-type="float">
            <text:p>55365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54993" calcext:value-type="float">
            <text:p>54993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61626" calcext:value-type="float">
            <text:p>6162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45162" calcext:value-type="float">
            <text:p>45162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54299" calcext:value-type="float">
            <text:p>54299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63528" calcext:value-type="float">
            <text:p>63528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46140" calcext:value-type="float">
            <text:p>46140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81643" calcext:value-type="float">
            <text:p>81643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57951" calcext:value-type="float">
            <text:p>57951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43496" calcext:value-type="float">
            <text:p>4349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55288" calcext:value-type="float">
            <text:p>55288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91319" calcext:value-type="float">
            <text:p>91319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41646" calcext:value-type="float">
            <text:p>4164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43496" calcext:value-type="float">
            <text:p>43496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69588" calcext:value-type="float">
            <text:p>6958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66287" calcext:value-type="float">
            <text:p>66287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77713" calcext:value-type="float">
            <text:p>77713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52982" calcext:value-type="float">
            <text:p>52982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40608" calcext:value-type="float">
            <text:p>40608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52619" calcext:value-type="float">
            <text:p>52619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43556" calcext:value-type="float">
            <text:p>43556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51480" calcext:value-type="float">
            <text:p>51480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63419" calcext:value-type="float">
            <text:p>63419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49231" calcext:value-type="float">
            <text:p>49231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56620" calcext:value-type="float">
            <text:p>56620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67158" calcext:value-type="float">
            <text:p>67158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50701" calcext:value-type="float">
            <text:p>5070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48357" calcext:value-type="float">
            <text:p>48357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48035" calcext:value-type="float">
            <text:p>48035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58376" calcext:value-type="float">
            <text:p>58376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87271" calcext:value-type="float">
            <text:p>8727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66375" calcext:value-type="float">
            <text:p>6637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45810" calcext:value-type="float">
            <text:p>45810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56985" calcext:value-type="float">
            <text:p>56985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45568" calcext:value-type="float">
            <text:p>45568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42441" calcext:value-type="float">
            <text:p>4244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57267" calcext:value-type="float">
            <text:p>57267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55446" calcext:value-type="float">
            <text:p>55446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58951" calcext:value-type="float">
            <text:p>5895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69391" calcext:value-type="float">
            <text:p>69391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77866" calcext:value-type="float">
            <text:p>77866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67202" calcext:value-type="float">
            <text:p>67202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76053" calcext:value-type="float">
            <text:p>76053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58404" calcext:value-type="float">
            <text:p>58404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50578" calcext:value-type="float">
            <text:p>50578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67998" calcext:value-type="float">
            <text:p>67998</text:p>
          </table:table-cell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53554" calcext:value-type="float">
            <text:p>53554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73642" calcext:value-type="float">
            <text:p>73642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54789" calcext:value-type="float">
            <text:p>54789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65044" calcext:value-type="float">
            <text:p>65044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57340" calcext:value-type="float">
            <text:p>57340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60815" calcext:value-type="float">
            <text:p>6081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52345" calcext:value-type="float">
            <text:p>52345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48508" calcext:value-type="float">
            <text:p>48508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44370" calcext:value-type="float">
            <text:p>44370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62979" calcext:value-type="float">
            <text:p>62979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52750" calcext:value-type="float">
            <text:p>52750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54475" calcext:value-type="float">
            <text:p>54475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52344" calcext:value-type="float">
            <text:p>52344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78214" calcext:value-type="float">
            <text:p>7821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54581" calcext:value-type="float">
            <text:p>54581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54537" calcext:value-type="float">
            <text:p>54537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61775" calcext:value-type="float">
            <text:p>61775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60316" calcext:value-type="float">
            <text:p>6031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54738" calcext:value-type="float">
            <text:p>54738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46052" calcext:value-type="float">
            <text:p>46052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49917" calcext:value-type="float">
            <text:p>49917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49898" calcext:value-type="float">
            <text:p>49898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63858" calcext:value-type="float">
            <text:p>63858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41051" calcext:value-type="float">
            <text:p>41051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60153" calcext:value-type="float">
            <text:p>60153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55810" calcext:value-type="float">
            <text:p>5581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57794" calcext:value-type="float">
            <text:p>57794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54473" calcext:value-type="float">
            <text:p>54473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52317" calcext:value-type="float">
            <text:p>523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42684" calcext:value-type="float">
            <text:p>42684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59184" calcext:value-type="float">
            <text:p>59184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43194" calcext:value-type="float">
            <text:p>43194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75661" calcext:value-type="float">
            <text:p>75661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44303" calcext:value-type="float">
            <text:p>44303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59421" calcext:value-type="float">
            <text:p>5942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53205" calcext:value-type="float">
            <text:p>53205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101325" calcext:value-type="float">
            <text:p>101325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68629" calcext:value-type="float">
            <text:p>68629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49907" calcext:value-type="float">
            <text:p>49907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56414" calcext:value-type="float">
            <text:p>56414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52799" calcext:value-type="float">
            <text:p>52799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71758" calcext:value-type="float">
            <text:p>71758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43113" calcext:value-type="float">
            <text:p>43113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65658" calcext:value-type="float">
            <text:p>65658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62258" calcext:value-type="float">
            <text:p>62258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44006" calcext:value-type="float">
            <text:p>44006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94304" calcext:value-type="float">
            <text:p>9430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77343" calcext:value-type="float">
            <text:p>77343</text:p>
          </table:table-cell>
          <table:table-cell office:value-type="float" office:value="10532" calcext:value-type="float">
            <text:p>10532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52776" calcext:value-type="float">
            <text:p>52776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76861" calcext:value-type="float">
            <text:p>76861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83373" calcext:value-type="float">
            <text:p>8337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53714" calcext:value-type="float">
            <text:p>53714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67220" calcext:value-type="float">
            <text:p>67220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62964" calcext:value-type="float">
            <text:p>62964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95141" calcext:value-type="float">
            <text:p>9514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74264" calcext:value-type="float">
            <text:p>74264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54986" calcext:value-type="float">
            <text:p>54986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56776" calcext:value-type="float">
            <text:p>56776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66359" calcext:value-type="float">
            <text:p>66359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3437" calcext:value-type="float">
            <text:p>83437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69828" calcext:value-type="float">
            <text:p>69828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39247" calcext:value-type="float">
            <text:p>39247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50668" calcext:value-type="float">
            <text:p>50668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59748" calcext:value-type="float">
            <text:p>59748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56744" calcext:value-type="float">
            <text:p>56744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54927" calcext:value-type="float">
            <text:p>54927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60384" calcext:value-type="float">
            <text:p>60384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45472" calcext:value-type="float">
            <text:p>45472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60210" calcext:value-type="float">
            <text:p>60210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58214" calcext:value-type="float">
            <text:p>58214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71295" calcext:value-type="float">
            <text:p>71295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72436" calcext:value-type="float">
            <text:p>72436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61831" calcext:value-type="float">
            <text:p>618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55182" calcext:value-type="float">
            <text:p>55182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57376" calcext:value-type="float">
            <text:p>57376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39834" calcext:value-type="float">
            <text:p>39834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65071" calcext:value-type="float">
            <text:p>65071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51358" calcext:value-type="float">
            <text:p>51358</text:p>
          </table:table-cell>
          <table:table-cell office:value-type="float" office:value="14037" calcext:value-type="float">
            <text:p>14037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57997" calcext:value-type="float">
            <text:p>57997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73192" calcext:value-type="float">
            <text:p>73192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45651" calcext:value-type="float">
            <text:p>45651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55947" calcext:value-type="float">
            <text:p>55947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83652" calcext:value-type="float">
            <text:p>83652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52743" calcext:value-type="float">
            <text:p>52743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59038" calcext:value-type="float">
            <text:p>59038</text:p>
          </table:table-cell>
          <table:table-cell office:value-type="float" office:value="44911" calcext:value-type="float">
            <text:p>44911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53602" calcext:value-type="float">
            <text:p>53602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77129" calcext:value-type="float">
            <text:p>77129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48336" calcext:value-type="float">
            <text:p>48336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64485" calcext:value-type="float">
            <text:p>6448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59885" calcext:value-type="float">
            <text:p>59885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54064" calcext:value-type="float">
            <text:p>54064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52301" calcext:value-type="float">
            <text:p>5230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56748" calcext:value-type="float">
            <text:p>56748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71461" calcext:value-type="float">
            <text:p>71461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80778" calcext:value-type="float">
            <text:p>80778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28838" calcext:value-type="float">
            <text:p>128838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48777" calcext:value-type="float">
            <text:p>48777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64795" calcext:value-type="float">
            <text:p>64795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80558" calcext:value-type="float">
            <text:p>80558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130779" calcext:value-type="float">
            <text:p>130779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67443" calcext:value-type="float">
            <text:p>67443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84706" calcext:value-type="float">
            <text:p>84706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77471" calcext:value-type="float">
            <text:p>77471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17458" calcext:value-type="float">
            <text:p>117458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62480" calcext:value-type="float">
            <text:p>62480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03272" calcext:value-type="float">
            <text:p>103272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68275" calcext:value-type="float">
            <text:p>68275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54086" calcext:value-type="float">
            <text:p>54086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76889" calcext:value-type="float">
            <text:p>76889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91825" calcext:value-type="float">
            <text:p>91825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17307" calcext:value-type="float">
            <text:p>117307</text:p>
          </table:table-cell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75283" calcext:value-type="float">
            <text:p>75283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63333" calcext:value-type="float">
            <text:p>6333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53694" calcext:value-type="float">
            <text:p>53694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63607" calcext:value-type="float">
            <text:p>63607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55865" calcext:value-type="float">
            <text:p>55865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9583" calcext:value-type="float">
            <text:p>59583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75051" calcext:value-type="float">
            <text:p>75051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49511" calcext:value-type="float">
            <text:p>49511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79510" calcext:value-type="float">
            <text:p>79510</text:p>
          </table:table-cell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72081" calcext:value-type="float">
            <text:p>72081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64016" calcext:value-type="float">
            <text:p>64016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52618" calcext:value-type="float">
            <text:p>52618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50961" calcext:value-type="float">
            <text:p>50961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61507" calcext:value-type="float">
            <text:p>6150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53125" calcext:value-type="float">
            <text:p>53125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55305" calcext:value-type="float">
            <text:p>55305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47825" calcext:value-type="float">
            <text:p>47825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61021" calcext:value-type="float">
            <text:p>61021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82360" calcext:value-type="float">
            <text:p>8236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65439" calcext:value-type="float">
            <text:p>65439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50335" calcext:value-type="float">
            <text:p>5033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61199" calcext:value-type="float">
            <text:p>6119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57282" calcext:value-type="float">
            <text:p>57282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69686" calcext:value-type="float">
            <text:p>69686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56327" calcext:value-type="float">
            <text:p>5632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61679" calcext:value-type="float">
            <text:p>61679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57694" calcext:value-type="float">
            <text:p>57694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55614" calcext:value-type="float">
            <text:p>55614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54591" calcext:value-type="float">
            <text:p>5459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49003" calcext:value-type="float">
            <text:p>49003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45335" calcext:value-type="float">
            <text:p>45335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47859" calcext:value-type="float">
            <text:p>47859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48891" calcext:value-type="float">
            <text:p>48891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42318" calcext:value-type="float">
            <text:p>42318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42413" calcext:value-type="float">
            <text:p>4241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62750" calcext:value-type="float">
            <text:p>6275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76769" calcext:value-type="float">
            <text:p>76769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58415" calcext:value-type="float">
            <text:p>58415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52337" calcext:value-type="float">
            <text:p>52337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58147" calcext:value-type="float">
            <text:p>58147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61673" calcext:value-type="float">
            <text:p>6167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64917" calcext:value-type="float">
            <text:p>64917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60200" calcext:value-type="float">
            <text:p>60200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59872" calcext:value-type="float">
            <text:p>59872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60298" calcext:value-type="float">
            <text:p>60298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62421" calcext:value-type="float">
            <text:p>62421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62403" calcext:value-type="float">
            <text:p>62403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85790" calcext:value-type="float">
            <text:p>85790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60309" calcext:value-type="float">
            <text:p>60309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65361" calcext:value-type="float">
            <text:p>65361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58191" calcext:value-type="float">
            <text:p>58191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72517" calcext:value-type="float">
            <text:p>72517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61778" calcext:value-type="float">
            <text:p>61778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62467" calcext:value-type="float">
            <text:p>62467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74525" calcext:value-type="float">
            <text:p>7452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79038" calcext:value-type="float">
            <text:p>7903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60334" calcext:value-type="float">
            <text:p>60334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54476" calcext:value-type="float">
            <text:p>54476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54175" calcext:value-type="float">
            <text:p>5417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58265" calcext:value-type="float">
            <text:p>58265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31354" calcext:value-type="float">
            <text:p>31354</text:p>
          </table:table-cell>
          <table:table-cell office:value-type="float" office:value="24481" calcext:value-type="float">
            <text:p>24481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43813" calcext:value-type="float">
            <text:p>43813</text:p>
          </table:table-cell>
          <table:table-cell office:value-type="float" office:value="39320" calcext:value-type="float">
            <text:p>39320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43588" calcext:value-type="float">
            <text:p>43588</text:p>
          </table:table-cell>
          <table:table-cell office:value-type="float" office:value="12442" calcext:value-type="float">
            <text:p>12442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28875" calcext:value-type="float">
            <text:p>28875</text:p>
          </table:table-cell>
          <table:table-cell office:value-type="float" office:value="27998" calcext:value-type="float">
            <text:p>27998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45520" calcext:value-type="float">
            <text:p>45520</text:p>
          </table:table-cell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04673" calcext:value-type="float">
            <text:p>104673</text:p>
          </table:table-cell>
          <table:table-cell office:value-type="float" office:value="33642" calcext:value-type="float">
            <text:p>3364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9455" calcext:value-type="float">
            <text:p>49455</text:p>
          </table:table-cell>
          <table:table-cell office:value-type="float" office:value="13692" calcext:value-type="float">
            <text:p>1369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35208" calcext:value-type="float">
            <text:p>35208</text:p>
          </table:table-cell>
          <table:table-cell office:value-type="float" office:value="29540" calcext:value-type="float">
            <text:p>29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25" meta:object-count="0"/>
    <meta:generator>LibreOffice/6.0.7.3$Linux_X86_64 LibreOffice_project/00m0$Build-3</meta:generator>
  </office:meta>
</office:document-meta>
</file>